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justify" style:justify-single-word="false"/>
      <style:text-properties officeooo:paragraph-rsid="00264776"/>
    </style:style>
    <style:style style:name="P2" style:family="paragraph" style:parent-style-name="Standard" style:list-style-name="L3">
      <style:paragraph-properties fo:text-align="justify" style:justify-single-word="false"/>
      <style:text-properties officeooo:paragraph-rsid="002218f8"/>
    </style:style>
    <style:style style:name="P3" style:family="paragraph" style:parent-style-name="Standard" style:list-style-name="L2">
      <style:paragraph-properties fo:text-align="justify" style:justify-single-word="false"/>
      <style:text-properties officeooo:paragraph-rsid="001f7cab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13d5c4" officeooo:paragraph-rsid="0013d5c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pt" fo:country="BR" fo:font-weight="bold" officeooo:rsid="0013d5c4" officeooo:paragraph-rsid="0013d5c4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pt" fo:country="BR" fo:font-weight="bold" officeooo:rsid="0013d5c4" officeooo:paragraph-rsid="001df32a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pt" fo:country="BR" fo:font-weight="bold" officeooo:rsid="001f7cab" officeooo:paragraph-rsid="001f7cab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pt" fo:country="BR" fo:font-weight="bold" officeooo:rsid="001f7cab" officeooo:paragraph-rsid="001f7ca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weight="bold" officeooo:rsid="0021724c" officeooo:paragraph-rsid="0021724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21724c" officeooo:paragraph-rsid="0021724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weight="bold" officeooo:rsid="0025e88e" officeooo:paragraph-rsid="0025e88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weight="bold" officeooo:rsid="002218f8" officeooo:paragraph-rsid="002218f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t" fo:country="BR" fo:font-weight="bold" officeooo:rsid="0024143d" officeooo:paragraph-rsid="0024143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264776" officeooo:paragraph-rsid="0026477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27c18d" officeooo:paragraph-rsid="0027c18d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pt" fo:country="BR" officeooo:paragraph-rsid="001af77d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pt" fo:country="BR" officeooo:rsid="001af77d" officeooo:paragraph-rsid="001af77d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pt" fo:country="BR" fo:font-weight="normal" officeooo:rsid="001af77d" officeooo:paragraph-rsid="001af77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normal" officeooo:rsid="001af77d" officeooo:paragraph-rsid="001af77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af0" style:font-weight-asian="normal" style:font-weight-complex="normal"/>
    </style:style>
    <style:style style:name="T3" style:family="text">
      <style:text-properties fo:font-weight="normal" officeooo:rsid="00158443" style:font-weight-asian="normal" style:font-weight-complex="normal"/>
    </style:style>
    <style:style style:name="T4" style:family="text">
      <style:text-properties fo:font-weight="normal" officeooo:rsid="0016425d" style:font-weight-asian="normal" style:font-weight-complex="normal"/>
    </style:style>
    <style:style style:name="T5" style:family="text">
      <style:text-properties fo:font-weight="normal" officeooo:rsid="001af77d" style:font-weight-asian="normal" style:font-weight-complex="normal"/>
    </style:style>
    <style:style style:name="T6" style:family="text">
      <style:text-properties fo:font-weight="normal" officeooo:rsid="001d1846" style:font-weight-asian="normal" style:font-weight-complex="normal"/>
    </style:style>
    <style:style style:name="T7" style:family="text">
      <style:text-properties fo:font-weight="normal" officeooo:rsid="001d3a45" style:font-weight-asian="normal" style:font-weight-complex="normal"/>
    </style:style>
    <style:style style:name="T8" style:family="text">
      <style:text-properties fo:font-weight="normal" officeooo:rsid="001df32a" style:font-weight-asian="normal" style:font-weight-complex="normal"/>
    </style:style>
    <style:style style:name="T9" style:family="text">
      <style:text-properties fo:font-weight="normal" officeooo:rsid="002840a6" style:font-weight-asian="normal" style:font-weight-complex="normal"/>
    </style:style>
    <style:style style:name="T10" style:family="text">
      <style:text-properties fo:font-weight="normal" style:font-size-asian="10.5pt" style:font-weight-asian="normal" style:font-weight-complex="normal"/>
    </style:style>
    <style:style style:name="T11" style:family="text">
      <style:text-properties fo:font-weight="normal" officeooo:rsid="001af77d" style:font-size-asian="10.5pt" style:font-weight-asian="normal" style:font-weight-complex="normal"/>
    </style:style>
    <style:style style:name="T12" style:family="text">
      <style:text-properties fo:language="pt" fo:country="BR" fo:font-weight="normal" officeooo:rsid="002218f8" style:font-size-asian="10.5pt" style:font-weight-asian="normal" style:font-weight-complex="normal"/>
    </style:style>
    <style:style style:name="T13" style:family="text">
      <style:text-properties fo:language="pt" fo:country="BR" fo:font-weight="normal" officeooo:rsid="001f7cab" style:font-size-asian="10.5pt" style:font-weight-asian="normal" style:font-weight-complex="normal"/>
    </style:style>
    <style:style style:name="T14" style:family="text">
      <style:text-properties fo:language="pt" fo:country="BR" fo:font-weight="normal" officeooo:rsid="00264776" style:font-weight-asian="normal" style:font-weight-complex="normal"/>
    </style:style>
    <style:style style:name="T15" style:family="text">
      <style:text-properties fo:language="pt" fo:country="BR" fo:font-weight="bold" officeooo:rsid="002218f8" style:font-size-asian="10.5pt" style:font-weight-asian="bold" style:font-weight-complex="bold"/>
    </style:style>
    <style:style style:name="T16" style:family="text">
      <style:text-properties fo:language="pt" fo:country="BR" fo:font-weight="bold" officeooo:rsid="0025e88e" style:font-size-asian="10.5pt" style:font-weight-asian="bold" style:font-weight-complex="bold"/>
    </style:style>
    <style:style style:name="T17" style:family="text">
      <style:text-properties fo:language="pt" fo:country="BR" fo:font-weight="bold" officeooo:rsid="001f7cab" style:font-size-asian="10.5pt" style:font-weight-asian="bold" style:font-weight-complex="bold"/>
    </style:style>
    <style:style style:name="T18" style:family="text">
      <style:text-properties fo:language="pt" fo:country="BR" fo:font-weight="bold" officeooo:rsid="00264776" style:font-weight-asian="bold" style:font-weight-complex="bold"/>
    </style:style>
    <style:style style:name="T19" style:family="text">
      <style:text-properties fo:font-weight="bold" style:font-size-asian="10.5pt" style:font-weight-asian="bold" style:font-weight-complex="bold"/>
    </style:style>
    <style:style style:name="T20" style:family="text">
      <style:text-properties fo:font-style="italic" style:font-size-asian="10.5pt" style:font-style-asian="italic" style:font-style-complex="italic"/>
    </style:style>
    <style:style style:name="T21" style:family="text">
      <style:text-properties style:font-size-asian="10.5pt"/>
    </style:style>
    <style:style style:name="T22" style:family="text">
      <style:text-properties officeooo:rsid="002840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GENHARIA REVERSA DE MODELO RELACIONAL</text:p>
      <text:p text:style-name="P4"/>
      <text:p text:style-name="P5"><text:span text:style-name="T1"><text:tab/>De forma geral, um processo de engenharia reversa pode ser definido como um processo de abstração, que parte de um modelo de implementação e resulta em um modelo conceitual, </text:span><text:span text:style-name="T2">que descreve abstratamente o modelo de implementação.</text:span></text:p>
      <text:p text:style-name="P5"><text:span text:style-name="T2"><text:tab/>No caso de Banco de Dados, fala-se de engenharia reversa quando modelos de dados ricos em detalhes de implementação são transformados em modelos de dados mais abstratos. </text:span><text:span text:style-name="T3">Modelo lógico → Modelo Conceitual.</text:span></text:p>
      <text:p text:style-name="P6"><text:span text:style-name="T4"><text:tab/>A engenharia reversa de modelos relacionais pode ser útil quando não se tem um modelo conceitual para um banco de dados existente. </text:span><text:span text:style-name="T6">Porém, não é precisa, pois, nem todos os detalhes podem ser determinados. </text:span><text:span text:style-name="T7">Em casos como este, a análise de dados </text:span><text:span text:style-name="T8">e a verificação do domínio da aplicação <text:s/></text:span><text:span text:style-name="T7">pode</text:span><text:span text:style-name="T8">m</text:span><text:span text:style-name="T7"> ajudar.</text:span></text:p>
      <text:p text:style-name="P5"/>
      <text:p text:style-name="P5"><text:span text:style-name="T5">O processo de engenharia reversa de um modelo relacional consta dos seguintes passos:</text:span></text:p>
      <text:p text:style-name="P5"/>
      <text:list xml:id="list1811031870429258639" text:style-name="L1">
        <text:list-item>
          <text:p text:style-name="P16"><text:span text:style-name="T11">Identificação da construção ER correspondente a cada tabela</text:span></text:p>
        </text:list-item>
        <text:list-item>
          <text:p text:style-name="P17"><text:span text:style-name="T10">Definição de relacionamentos </text:span><text:span text:style-name="T19">1:n</text:span><text:span text:style-name="T10"> e </text:span><text:span text:style-name="T19">1:1</text:span></text:p>
        </text:list-item>
        <text:list-item>
          <text:p text:style-name="P18"><text:span text:style-name="T21">Definição de atributos</text:span></text:p>
        </text:list-item>
        <text:list-item>
          <text:p text:style-name="P18"><text:span text:style-name="T21">Definição de identificadores de entidades e relacionamentos</text:span></text:p>
        </text:list-item>
      </text:list>
      <text:p text:style-name="P19"/>
      <text:p text:style-name="P7"><text:span text:style-name="T21">Regras:</text:span></text:p>
      <text:p text:style-name="P7"/>
      <text:list xml:id="list6590907876479717812" text:style-name="L2">
        <text:list-item>
          <text:p text:style-name="P3"><text:span text:style-name="T17">Regra 1</text:span><text:span text:style-name="T13">: Chave primária composta por mais de uma chave estrangeira = Relacionamento </text:span><text:span text:style-name="T17">n:n</text:span></text:p>
        </text:list-item>
        <text:list-item>
          <text:p text:style-name="P8"><text:span text:style-name="T21">Regra 2</text:span><text:span text:style-name="T10">: A chave primária completaa forma uma chave estrangeira = </text:span><text:span text:style-name="T21">Especialização</text:span><text:span text:style-name="T10"> → Relacionamento </text:span><text:span text:style-name="T21">1:1</text:span></text:p>
        </text:list-item>
        <text:list-item>
          <text:p text:style-name="P8"><text:span text:style-name="T21">Regra 3</text:span><text:span text:style-name="T10">: Demais casos = </text:span><text:span text:style-name="T21">Entidade</text:span></text:p>
        </text:list-item>
      </text:list>
      <text:p text:style-name="P7"/>
      <text:p text:style-name="P9"><text:span text:style-name="T21">Obs na Regra 2</text:span><text:span text:style-name="T10">: Verificar se existe algum atributo de qualificação ou classificação. Exemplo:</text:span></text:p>
      <text:p text:style-name="P9"/>
      <text:p text:style-name="P10"><text:span text:style-name="T10">Sala(CodPr(PK), CodSI(PK), Andar, Vagas, </text:span><text:span text:style-name="T20">Tipo</text:span><text:span text:style-name="T10">)</text:span></text:p>
      <text:p text:style-name="P9"/>
      <text:p text:style-name="P11">Identificação de relacionamentos 1:n ou 1:1:</text:p>
      <text:p text:style-name="P11"/>
      <text:list xml:id="list1134125269031288084" text:style-name="L3">
        <text:list-item>
          <text:p text:style-name="P2"><text:span text:style-name="T15">Regra Geral</text:span><text:span text:style-name="T12">: Toda chave estrangeira que não se enquadra nas regras 1 ou 2, representa um relacionamento </text:span><text:span text:style-name="T16">1</text:span><text:span text:style-name="T15">:</text:span><text:span text:style-name="T16">n</text:span><text:span text:style-name="T12"> ou </text:span><text:span text:style-name="T15">1:1</text:span><text:span text:style-name="T12">.</text:span></text:p>
        </text:list-item>
      </text:list>
      <text:p text:style-name="P12"/>
      <text:p text:style-name="P13"><text:span text:style-name="T21">Obs Regra Geral</text:span><text:span text:style-name="T10">: É necessário verificar possíveis conteúdos de BD para definir a </text:span><text:span text:style-name="T21">cardinalidade máxima</text:span><text:span text:style-name="T10">.</text:span></text:p>
      <text:p text:style-name="P13"/>
      <text:p text:style-name="P14">Definição de Atributos:</text:p>
      <text:p text:style-name="P14"/>
      <text:list xml:id="list1426218464451823100" text:style-name="L4">
        <text:list-item>
          <text:p text:style-name="P1"><text:span text:style-name="T18">Regra Geral</text:span><text:span text:style-name="T14">: Para cada coluna de uma tabela, que não for chave estrangeira, é definido um atributo ER.</text:span></text:p>
        </text:list-item>
      </text:list>
      <text:p text:style-name="P14"/>
      <text:p text:style-name="P15"><text:span text:style-name="T1">Atenção nos atributos de relacionamento </text:span>1:n<text:span text:style-name="T1">, </text:span><text:span text:style-name="T9">atributos de especializ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07-26T20:38:36.941508611</meta:creation-date>
    <dc:date>2016-07-26T21:10:16.579971033</dc:date>
    <dc:creator>paulofelipe </dc:creator>
    <meta:editing-duration>PT31M25S</meta:editing-duration>
    <meta:editing-cycles>33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96" meta:character-count="1872" meta:non-whitespace-character-count="1602"/>
  </office:meta>
</office:document-meta>
</file>